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xml:id="id1" draw:id="id1" draw:layer="layout" svg:width="2.023cm" svg:height="1.79cm" svg:x="3.112cm" svg:y="7.77cm">
          <text:p text:style-name="P1">(2,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112cm" svg:y1="8.665cm" svg:x2="3.113cm" svg:y2="3.463cm" draw:start-shape="id1" draw:start-glue-point="6" draw:end-shape="id2" draw:end-glue-point="6" svg:d="M3112 8665c-753 0-753-5202 1-5202" svg:viewBox="0 0 567 52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3:55.510815355</dc:date>
    <dc:creator>elucterio </dc:creator>
    <meta:editing-duration>PT3M39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